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adrants</text:p>
      <text:p text:style-name="Standard"/>
      <text:p text:style-name="Standard">Farmer John is wondering what type of grass is best for feeding his N (1 &lt;= N &lt;= 100) cows. To do this, he wants to divide his farm up into quadrants, and plant a different type of grass in each quadrant. For his study, he wants to make sure that each quadrant has a similar number of cows. Specifically,he wants to minimize the maximum number of cows in any of the quadrants. Farmer John’s cows are at coordinates (x_i, y_i), where x_i and y_i are positive odd integers from 1 to B. For the first five test cases, B is at most 100. For the rest of the test cases, B is at most 1,000,000. Help Farmer John determine the smallest maximum number of cows in any of the quadrants.</text:p>
      <text:p text:style-name="Standard"/>
      <text:p text:style-name="Standard">INPUT FORMAT</text:p>
      <text:p text:style-name="Standard"/>
      <text:p text:style-name="Standard">The first line of the input contains two space separated integers, N and B. The next N lines contain two space separated integers, <text:s/>x_i and y_i.</text:p>
      <text:p text:style-name="Standard"/>
      <text:p text:style-name="Standard">OUTPUT FORMAT</text:p>
      <text:p text:style-name="Standard"/>
      <text:p text:style-name="Standard">The smallest possible value of the maximum number of cows in any of the quadrants.</text:p>
      <text:p text:style-name="Standard"/>
      <text:p text:style-name="Standard">SAMPLE INPUT</text:p>
      <text:p text:style-name="Standard"/>
      <text:p text:style-name="Standard">10 20</text:p>
      <text:p text:style-name="Standard">7 17</text:p>
      <text:p text:style-name="Standard">19 1</text:p>
      <text:p text:style-name="Standard">3 5</text:p>
      <text:p text:style-name="Standard">5 7</text:p>
      <text:p text:style-name="Standard">5 3</text:p>
      <text:p text:style-name="Standard">3 7</text:p>
      <text:p text:style-name="Standard">9 15</text:p>
      <text:p text:style-name="Standard">15 17</text:p>
      <text:p text:style-name="Standard">13 15</text:p>
      <text:p text:style-name="Standard">17 13</text:p>
      <text:p text:style-name="Standard">SAMPLE OUTPUT</text:p>
      <text:p text:style-name="Standard"/>
      <text:p text:style-name="Standard">4</text:p>
      <text:p text:style-name="Standard">If we divide the quadrants up at x = 11 and at y = 11, we get 4 cows in the bottom left quadrant, 2 cows in the top left quadrant, 3 cows in the top right quadrant, and 1 cow in the bottom right quadr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1T05:09:24.546000000</meta:creation-date>
    <dc:date>2022-06-11T05:09:47.395000000</dc:date>
    <meta:editing-duration>PT22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1" meta:word-count="250" meta:character-count="1210" meta:non-whitespace-character-count="980"/>
  </office:meta>
</office:document-meta>
</file>